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roid Sans Fallback" svg:font-family="Droid Sans Fallback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Droid Serif" svg:font-family="Droid Serif" style:font-family-generic="roman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Droid Serif" style:font-name-asian="Droid Serif" style:font-name-complex="Droid Serif" fo:color="#007826"/>
    </style:style>
    <style:style style:name="T3" style:parent-style-name="DefaultParagraphFont" style:family="text">
      <style:text-properties style:font-name="Droid Serif" style:font-name-asian="Droid Serif" style:font-name-complex="Droid Serif" fo:color="#FF3333"/>
    </style:style>
    <style:style style:name="TableColumn5" style:family="table-column">
      <style:table-column-properties style:column-width="3.4625in" style:use-optimal-column-width="false"/>
    </style:style>
    <style:style style:name="TableColumn6" style:family="table-column">
      <style:table-column-properties style:column-width="3.4708in" style:use-optimal-column-width="false"/>
    </style:style>
    <style:style style:name="Table4" style:family="table">
      <style:table-properties style:width="6.9333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font-weight="bold" style:font-weight-asian="bold" style:font-weight-complex="bold" fo:color="#000000"/>
    </style:style>
    <style:style style:name="TableCell1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style:snap-to-layout-grid="false" fo:text-align="center"/>
      <style:text-properties fo:font-weight="bold" style:font-weight-asian="bold" style:font-weight-complex="bold" fo:color="#000000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style:font-name-asian="Liberation Serif" style:font-name-complex="Liberation Serif" fo:color="#000000"/>
    </style:style>
    <style:style style:name="P15" style:parent-style-name="TableContents" style:family="paragraph">
      <style:text-properties style:font-name-asian="Liberation Serif" style:font-name-complex="Liberation Serif" fo:color="#000000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style:snap-to-layout-grid="false" fo:text-align="center"/>
      <style:text-properties fo:color="#FF3333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style:font-name-asian="Liberation Serif" style:font-name-complex="Liberation Serif" fo:color="#000000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style:snap-to-layout-grid="false" fo:text-align="center"/>
      <style:text-properties fo:color="#FF3333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-asian="Liberation Serif" style:font-name-complex="Liberation Serif" fo:color="#000000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style:snap-to-layout-grid="false" fo:text-align="center"/>
      <style:text-properties fo:color="#FF3333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-asian="Liberation Serif" style:font-name-complex="Liberation Serif" fo:color="#000000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style:snap-to-layout-grid="false" fo:text-align="center"/>
      <style:text-properties fo:color="#FF3333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-asian="Liberation Serif" style:font-name-complex="Liberation Serif" fo:font-weight="bold" style:font-weight-asian="bold" style:font-weight-complex="bold" fo:color="#000000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style:snap-to-layout-grid="false" fo:text-align="center"/>
      <style:text-properties fo:color="#FF3333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0" style:parent-style-name="DefaultParagraphFont" style:family="text">
      <style:text-properties style:font-name-asian="Liberation Serif" style:font-name-complex="Liberation Serif" fo:color="#000000"/>
    </style:style>
    <style:style style:name="T41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style:snap-to-layout-grid="false" fo:text-align="center"/>
      <style:text-properties fo:color="#FF3333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-asian="Liberation Serif" style:font-name-complex="Liberation Serif" fo:color="#000000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style:snap-to-layout-grid="false" fo:text-align="center"/>
      <style:text-properties fo:color="#FF3333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-asian="Liberation Serif" style:font-name-complex="Liberation Serif" fo:color="#000000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style:snap-to-layout-grid="false" fo:text-align="center"/>
      <style:text-properties fo:color="#FF3333"/>
    </style:style>
    <style:style style:name="T54" style:parent-style-name="DefaultParagraphFont" style:family="text">
      <style:text-properties fo:color="#FF3333"/>
    </style:style>
    <style:style style:name="T55" style:parent-style-name="DefaultParagraphFont" style:family="text">
      <style:text-properties fo:color="#FF3333"/>
    </style:style>
    <style:style style:name="T56" style:parent-style-name="DefaultParagraphFont" style:family="text">
      <style:text-properties fo:color="#000000"/>
    </style:style>
    <style:style style:name="P57" style:parent-style-name="Standard" style:family="paragraph">
      <style:text-properties fo:color="#FF3333"/>
    </style:style>
    <style:style style:name="P58" style:parent-style-name="Standard" style:family="paragraph">
      <style:text-properties fo:color="#FF3333"/>
    </style:style>
  </office:automatic-styles>
  <office:body>
    <office:text text:use-soft-page-breaks="true">
      <text:p text:style-name="P1">CS214/ LIS487: Fall 2020<text:tab/><text:tab/><text:s/>Regex Project grading rubric<text:tab/><text:tab/><text:tab/><text:span text:style-name="T2">✔</text:span><text:span text:style-name="T3">✘</text:span></text:p>
      <text:p text:style-name="Standard"/>
      <text:p text:style-name="Standard"/>
      <text:p text:style-name="Standard"/>
      <text:p text:style-name="Standard"/>
      <text:p text:style-name="Standard"><text:s/>13 points for trying</text:p>
      <text:p text:style-name="Standard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Part 1: the play's the thing</text:p>
          </table:table-cell>
          <table:table-cell table:style-name="TableCell10">
            <text:p text:style-name="P11"/>
          </table:table-cell>
        </table:table-row>
        <table:table-row table:style-name="TableRow12">
          <table:table-cell table:style-name="TableCell13">
            <text:p text:style-name="P14"><text:s text:c="3"/>Use regular expressions<text:s/>to identify different</text:p>
            <text:p text:style-name="P15"><text:s text:c="3"/>parts of the texts (1pt)</text:p>
          </table:table-cell>
          <table:table-cell table:style-name="TableCell16">
            <text:p text:style-name="P17"/>
          </table:table-cell>
        </table:table-row>
        <table:table-row table:style-name="TableRow18">
          <table:table-cell table:style-name="TableCell19">
            <text:p text:style-name="P20"><text:s text:c="3"/>Unnecessary HTML: gone (1pt)</text:p>
          </table:table-cell>
          <table:table-cell table:style-name="TableCell21">
            <text:p text:style-name="P22"/>
          </table:table-cell>
        </table:table-row>
        <table:table-row table:style-name="TableRow23">
          <table:table-cell table:style-name="TableCell24">
            <text:p text:style-name="P25"><text:s text:c="3"/>Write to file (.5pt)</text:p>
          </table:table-cell>
          <table:table-cell table:style-name="TableCell26">
            <text:p text:style-name="P27"/>
          </table:table-cell>
        </table:table-row>
        <table:table-row table:style-name="TableRow28">
          <table:table-cell table:style-name="TableCell29">
            <text:p text:style-name="P30"><text:s text:c="4"/>Correct formatting for output (.5pts)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Part 2:<text:s/>I have to do what when? Where??</text:p>
          </table:table-cell>
          <table:table-cell table:style-name="TableCell36">
            <text:p text:style-name="P37"/>
          </table:table-cell>
        </table:table-row>
        <table:table-row table:style-name="TableRow38">
          <table:table-cell table:style-name="TableCell39">
            <text:p text:style-name="TableContents"><text:span text:style-name="T40"><text:s text:c="4"/>Use<text:s/></text:span><text:span text:style-name="T41">regexes to identify parts of the tasks (2pts)</text:span></text:p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<text:s text:c="4"/>Formatting (1pt)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<text:s text:c="4"/>Write to file (1pt)</text:p>
          </table:table-cell>
          <table:table-cell table:style-name="TableCell52">
            <text:p text:style-name="P53"/>
          </table:table-cell>
        </table:table-row>
      </table:table>
      <text:p text:style-name="Standard"><text:s text:c="43"/><text:span text:style-name="T54"><text:s text:c="22"/></text:span></text:p>
      <text:p text:style-name="Standard"><text:tab/><text:tab/><text:tab/><text:tab/><text:tab/><text:tab/><text:tab/><text:tab/><text:tab/>Total:<text:span text:style-name="T55"><text:s text:c="9"/></text:span><text:span text:style-name="T56">/ 20</text:span></text:p>
      <text:p text:style-name="P57"/>
      <text:p text:style-name="Standard">Comments:</text:p>
      <text:p text:style-name="P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roid Sans Fallback" svg:font-family="Droid Sans Fallback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Droid Serif" svg:font-family="Droid Serif" style:font-family-generic="roman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mber </meta:initial-creator>
    <dc:creator>Microsoft Office User</dc:creator>
    <meta:creation-date>2021-08-31T19:04:00Z</meta:creation-date>
    <dc:date>2021-08-31T19:04:00Z</dc:date>
    <meta:template xlink:href="Normal.dotm" xlink:type="simple"/>
    <meta:editing-cycles>2</meta:editing-cycles>
    <meta:editing-duration>PT60S</meta:editing-duration>
    <meta:document-statistic meta:page-count="1" meta:paragraph-count="1" meta:word-count="82" meta:character-count="555" meta:row-count="3" meta:non-whitespace-character-count="474"/>
  </office:meta>
</office:document-meta>
</file>